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17FBE58B88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542cm" svg:height="10.541cm" svg:x="1.635cm" svg:y="1.889cm">
          <draw:image xlink:href="Pictures/10000000000001F40000017FBE58B8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2T11:33:53.94</meta:creation-date>
    <dc:date>2015-12-02T11:48:45.27</dc:date>
    <meta:editing-duration>PT1M25S</meta:editing-duration>
    <meta:editing-cycles>2</meta:editing-cycles>
    <meta:generator>OpenOffice.org/3.4$Win32 OpenOffice.org_project/340m1$Build-9590</meta:generator>
    <meta:document-statistic meta:object-count="1"/>
  </office:meta>
</office:document-meta>
</file>